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4.51mm"/>
    </style:style>
    <style:style style:name="co3" style:family="table-column">
      <style:table-column-properties fo:break-before="auto" style:column-width="15.01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14.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4pt" fo:font-weight="bold" style:font-size-asian="14pt" style:font-size-complex="14pt" style:font-weight-asian="bold" style:font-weight-complex="bold"/>
    </style:style>
    <style:style style:name="T12" style:family="text">
      <style:text-properties fo:color="#ffff38"/>
    </style:style>
    <style:style style:name="T13" style:family="text">
      <style:text-properties fo:color="#ffff38" fo:font-weight="bold" style:font-weight-asian="bold" style:font-weight-complex="bold"/>
    </style:style>
    <style:style style:name="T14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5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6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ffff00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2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 fo:color="#ffff00"/>
    </style:style>
    <style:style style:name="T2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color="#ffff00" fo:font-weight="bold" style:font-weight-asian="bold" style:font-weight-complex="bold"/>
    </style:style>
    <style:style style:name="T2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color="#ffffff" fo:font-weight="normal" style:font-weight-asian="normal" style:font-weight-complex="normal"/>
    </style:style>
    <style:style style:name="T3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color="#ff6d6d" fo:font-weight="bold" style:font-weight-asian="bold" style:font-weight-complex="bold"/>
    </style:style>
    <style:style style:name="T3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font-weight="normal" style:font-weight-asian="normal" style:font-weight-complex="normal" fo:color="#ffff00"/>
    </style:style>
    <style:style style:name="T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color="#ffff00" style:font-weight-asian="bold" style:font-weight-complex="bold" fo:font-weight="bold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style:font-weight-asian="normal" style:font-weight-complex="normal" fo:color="#ffffff" fo:font-weight="normal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fo:color="#ffff00" fo:font-weight="normal" style:font-weight-asian="normal" style:font-weight-complex="normal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style:font-weight-asian="bold" style:font-weight-complex="bold" fo:color="#ff6d6d" fo:font-weight="bold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fo:font-size="11pt" style:font-style-asian="normal" style:font-style-complex="normal" style:text-emphasize="none" style:font-relief="none" style:text-overline-style="none" style:text-overline-color="font-color" style:font-size-asian="11pt" style:font-size-complex="11pt" style:font-weight-asian="normal" style:font-weight-complex="normal" fo:color="#ffff00" fo:font-weight="normal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style:font-weight-asian="normal" style:font-weight-complex="normal" fo:color="#ffff00" fo:font-weight="normal" style:font-size-complex="12pt" style:font-size-asian="12pt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style:font-weight-asian="normal" style:font-weight-complex="normal" fo:color="#ffff00" fo:font-weight="normal" fo:font-size="10pt" style:font-size-asian="10pt" style:font-size-complex="10pt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style:font-weight-asian="normal" style:font-weight-complex="normal" fo:color="#ffff00" fo:font-weight="normal" fo:font-size="11pt" style:font-size-asian="11pt" style:font-size-complex="11pt"/>
    </style:style>
    <style:style style:name="T4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4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4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4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9" style:family="text">
      <style:text-properties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Default"/>
        <table:table-column table:style-name="co3" table:default-cell-style-name="ce92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2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3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8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11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12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1">
          <table:covered-table-cell table:style-name="ce12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12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12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12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13" office:value-type="string" calcext:value-type="string" table:number-columns-spanned="1" table:number-rows-spanned="39">
            <text:p>ESPECÍFICOS</text:p>
          </table:table-cell>
          <table:table-cell table:style-name="ce81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8">: pilha, fil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text:span text:style-name="T11">Ver pasta 6 uninter</text:span></text:p>
          </table:table-cell>
          <table:table-cell table:style-name="ce88" office:value-type="string" calcext:value-type="string">
            <text:p>OK</text:p>
          </table:table-cell>
          <table:table-cell table:style-name="ce94" office:value-type="string" calcext:value-type="string">
            <text:p>ver pasta 6 uninter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Tipos de dados: elementares e estruturados<text:span text:style-name="T12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Estruturas de controle de fluxo: <text:span text:style-name="T13">Condicionais</text:span><text:span text:style-name="T12">(também chamadas de Estruturas de Seleção IF ELSE, SWITCH CASE) e de </text:span><text:span text:style-name="T13">Repetição</text:span><text:span text:style-name="T12">(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4">
          <table:covered-table-cell table:style-name="ce13"/>
          <table:table-cell table:style-name="ce82" office:value-type="string" calcext:value-type="string">
            <text:p>Programação estruturada<text:span text:style-name="T12"> (</text:span><text:span text:style-name="T14">Sequencial, </text:span><text:span text:style-name="T15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Modularização <text:span text:style-name="T12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Acoplamento entre módulos e coesão de módulos<text:span text:style-name="T12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Chamadas por referência<text:span text:style-name="T12"> (aponta para o endereço de memória ‘&amp;’)</text:span> e valor <text:span text:style-name="T12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1">
          <table:covered-table-cell table:style-name="ce13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5">
          <table:covered-table-cell table:style-name="ce13"/>
          <table:table-cell table:style-name="ce81" office:value-type="string" calcext:value-type="string">
            <text:p><text:span text:style-name="T16">Programação orientada a objetos, classes, objetos, métodos, mensagens, herança, polimorfismo, sobrecarga,</text:span> interfaces e pacotes, tratamento de exceção<text:span text:style-name="T17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1">
          <table:covered-table-cell table:style-name="ce13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C#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PHP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JSP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1">
          <table:covered-table-cell table:style-name="ce13"/>
          <table:table-cell table:style-name="ce81" office:value-type="string" calcext:value-type="string">
            <text:p>Servlets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ASP.Net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23" table:number-columns-spanned="3" table:number-rows-spanned="1"/>
          <table:covered-table-cell table:number-columns-repeated="2" table:style-name="ce23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<text:span text:style-name="T16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Banco de Dados: Conceitos de BD <text:span text:style-name="T17">(hierárquico, rede, relacional e OO)</text:span> e de SGBD, arquitetura de SGBD, Funções básicas de SGBD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7">(DER)</text:span>, Modelo Lógico<text:span text:style-name="T17">(ficha da entidade)</text:span>, Modelo Físico<text:span text:style-name="T17">(inserção de tipos/restrições)</text:span>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<text:span text:style-name="T16">Modelo entidade relacionamento</text:span><text:span text:style-name="T18"> (MER e sua representação gráfica: DER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Modelo relacional <text:span text:style-name="T17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, </text:span><text:span text:style-name="T25">as 4 propriedades do</text:span><text:span text:style-name="T24"> ACID</text:span><text:span text:style-name="T17">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Restrições de integridade<text:span text:style-name="T17"> (Domínio, Referencial, Vazio, Chave ou Definida pelo Usuário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1">
          <table:covered-table-cell table:style-name="ce13"/>
          <table:table-cell table:style-name="ce24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32">Atributos</text:span><text:span text:style-name="T33"> </text:span><text:span text:style-name="T30">→</text:span><text:span text:style-name="T29"> </text:span><text:span text:style-name="T31">Colunas/campos]    [</text:span><text:span text:style-name="T28">Relacionamento</text:span><text:span text:style-name="T34"> </text:span><text:span text:style-name="T35">→ </text:span><text:span text:style-name="T36">Cardinalidade]</text:span><text:span text:style-name="T37">   </text:span><text:span text:style-name="T38"> </text:span><text:span text:style-name="T39">[Instância</text:span><text:span text:style-name="T40"> </text:span><text:span text:style-name="T41">→</text:span><text:span text:style-name="T42"> </text:span><text:span text:style-name="T43">Linhas/registros/tuplas]</text:span>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1">
          <table:covered-table-cell table:style-name="ce13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13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6">
          <table:covered-table-cell table:style-name="ce13"/>
          <table:table-cell table:style-name="ce81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, sinônimos, restrições, dicionário de dados</text:span><text:span text:style-name="T18"> (documento de metadados sobre a estrutura do BD)</text:span><text:span text:style-name="T5">, restrições de integridade, constraints</text:span><text:span text:style-name="T18">(de </text:span><text:span text:style-name="T44">TIPOS, NOT NULL, UNIQUE, PK, FK, DEFAULT, CHECK</text:span><text:span text:style-name="T45">)</text:span><text:span text:style-name="T46">, tipos de dados </text:span><text:span text:style-name="T47">(</text:span><text:span text:style-name="T48">int</text:span><text:span text:style-name="T45">, </text:span><text:span text:style-name="T48">char</text:span><text:span text:style-name="T45">, </text:span><text:span text:style-name="T48">varchar</text:span><text:span text:style-name="T45">, </text:span><text:span text:style-name="T48">float</text:span><text:span text:style-name="T45">, </text:span><text:span text:style-name="T49">date</text:span><text:span text:style-name="T17">)</text:span>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25" table:number-columns-spanned="3" table:number-rows-spanned="1"/>
          <table:covered-table-cell table:number-columns-repeated="2" table:style-name="ce25"/>
          <table:table-cell table:number-columns-repeated="1020"/>
        </table:table-row>
        <table:table-row table:style-name="ro1">
          <table:covered-table-cell table:style-name="ce13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2">
          <table:covered-table-cell table:style-name="ce13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1">
          <table:covered-table-cell table:style-name="ce13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Gatilhos ("Triggers") <text:span text:style-name="T17">(stored procedure disparado por evento DML)</text:span></text:p>
          </table:table-cell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5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5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D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D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D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D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D52:Conteúdo.D54 Conteúdo.D44:Conteúdo.D45 Conteúdo.C46:Conteúdo.D50 Conteúdo.C52:Conteúdo.C57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D52:Conteúdo.D54 Conteúdo.D44:Conteúdo.D45 Conteúdo.C46:Conteúdo.D50 Conteúdo.C52:Conteúdo.C57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D56:Conteúdo.D63 Conteúdo.D55:Conteúdo.D55 Conteúdo.C58:Conteúdo.C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D56:Conteúdo.D63 Conteúdo.D55:Conteúdo.D55 Conteúdo.C58:Conteúdo.C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0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0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2:06:00.2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23T22:30:13.314000000</dc:date>
    <meta:generator>LibreOffice/6.1.4.2$Windows_X86_64 LibreOffice_project/9d0f32d1f0b509096fd65e0d4bec26ddd1938fd3</meta:generator>
    <meta:editing-duration>P1DT22H7M22S</meta:editing-duration>
    <meta:editing-cycles>28</meta:editing-cycles>
    <meta:document-statistic meta:table-count="3" meta:cell-count="1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